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EDF000007598E9D385390868814.svm" manifest:media-type="image/x-svm"/>
  <manifest:file-entry manifest:full-path="Pictures/10000200000002600000004789D76A77625387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2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4.48mm"/>
    </style:style>
    <style:style style:name="co5" style:family="table-column">
      <style:table-column-properties fo:break-before="auto" style:column-width="21.36mm"/>
    </style:style>
    <style:style style:name="co6" style:family="table-column">
      <style:table-column-properties fo:break-before="auto" style:column-width="36.34mm"/>
    </style:style>
    <style:style style:name="co7" style:family="table-column">
      <style:table-column-properties fo:break-before="auto" style:column-width="58.65mm"/>
    </style:style>
    <style:style style:name="co8" style:family="table-column">
      <style:table-column-properties fo:break-before="auto" style:column-width="85.04mm"/>
    </style:style>
    <style:style style:name="co9" style:family="table-column">
      <style:table-column-properties fo:break-before="auto" style:column-width="31.84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24.31mm"/>
    </style:style>
    <style:style style:name="co14" style:family="table-column">
      <style:table-column-properties fo:break-before="auto" style:column-width="13.26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31.5mm"/>
    </style:style>
    <style:style style:name="ro1" style:family="table-row">
      <style:table-row-properties style:row-height="7.6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5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2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37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7" style:family="table-cell" style:parent-style-name="Default">
      <style:table-cell-properties style:cell-protect="protected formula-hidden" style:print-content="true"/>
    </style:style>
    <style:style style:name="ce2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3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start" fo:margin-left="0mm"/>
      <style:text-properties fo:color="#ffffff" style:font-name="Times New Roman" fo:font-size="28pt" style:font-size-asian="28pt" style:font-size-complex="28pt"/>
    </style:style>
    <style:style style:name="ce15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6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7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7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7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7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M4"/>
      <style:map style:condition="is-true-formula(IF([.M4]=&quot;FAUX&quot;))" style:apply-style-name="FAUX" style:base-cell-address="'Notation scientifique'.M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M5"/>
      <style:map style:condition="is-true-formula(IF([.M5]=&quot;FAUX&quot;))" style:apply-style-name="FAUX" style:base-cell-address="'Notation scientifique'.M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M6"/>
      <style:map style:condition="is-true-formula(IF([.M6]=&quot;FAUX&quot;))" style:apply-style-name="FAUX" style:base-cell-address="'Notation scientifique'.M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M7"/>
      <style:map style:condition="is-true-formula(IF([.M7]=&quot;FAUX&quot;))" style:apply-style-name="FAUX" style:base-cell-address="'Notation scientifique'.M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M8"/>
      <style:map style:condition="is-true-formula(IF([.M8]=&quot;FAUX&quot;))" style:apply-style-name="FAUX" style:base-cell-address="'Notation scientifique'.M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M9"/>
      <style:map style:condition="is-true-formula(IF([.M9]=&quot;FAUX&quot;))" style:apply-style-name="FAUX" style:base-cell-address="'Notation scientifique'.M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M10"/>
      <style:map style:condition="is-true-formula(IF([.M10]=&quot;FAUX&quot;))" style:apply-style-name="FAUX" style:base-cell-address="'Notation scientifique'.M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M11"/>
      <style:map style:condition="is-true-formula(IF([.M11]=&quot;FAUX&quot;))" style:apply-style-name="FAUX" style:base-cell-address="'Notation scientifique'.M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M12"/>
      <style:map style:condition="is-true-formula(IF([.M12]=&quot;FAUX&quot;))" style:apply-style-name="FAUX" style:base-cell-address="'Notation scientifique'.M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M13"/>
      <style:map style:condition="is-true-formula(IF([.M13]=&quot;FAUX&quot;))" style:apply-style-name="FAUX" style:base-cell-address="'Notation scientifique'.M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8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N4"/>
      <style:map style:condition="is-true-formula(IF([.M4]=&quot;FAUX&quot;))" style:apply-style-name="FAUX" style:base-cell-address="'Notation scientifique'.N4"/>
    </style:style>
    <style:style style:name="ce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N5"/>
      <style:map style:condition="is-true-formula(IF([.M5]=&quot;FAUX&quot;))" style:apply-style-name="FAUX" style:base-cell-address="'Notation scientifique'.N5"/>
    </style:style>
    <style:style style:name="ce9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N6"/>
      <style:map style:condition="is-true-formula(IF([.M6]=&quot;FAUX&quot;))" style:apply-style-name="FAUX" style:base-cell-address="'Notation scientifique'.N6"/>
    </style:style>
    <style:style style:name="ce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N7"/>
      <style:map style:condition="is-true-formula(IF([.M7]=&quot;FAUX&quot;))" style:apply-style-name="FAUX" style:base-cell-address="'Notation scientifique'.N7"/>
    </style:style>
    <style:style style:name="ce11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N8"/>
      <style:map style:condition="is-true-formula(IF([.M8]=&quot;FAUX&quot;))" style:apply-style-name="FAUX" style:base-cell-address="'Notation scientifique'.N8"/>
    </style:style>
    <style:style style:name="ce11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N9"/>
      <style:map style:condition="is-true-formula(IF([.M9]=&quot;FAUX&quot;))" style:apply-style-name="FAUX" style:base-cell-address="'Notation scientifique'.N9"/>
    </style:style>
    <style:style style:name="ce11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N10"/>
      <style:map style:condition="is-true-formula(IF([.M10]=&quot;FAUX&quot;))" style:apply-style-name="FAUX" style:base-cell-address="'Notation scientifique'.N10"/>
    </style:style>
    <style:style style:name="ce11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N11"/>
      <style:map style:condition="is-true-formula(IF([.M11]=&quot;FAUX&quot;))" style:apply-style-name="FAUX" style:base-cell-address="'Notation scientifique'.N11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N12"/>
      <style:map style:condition="is-true-formula(IF([.M12]=&quot;FAUX&quot;))" style:apply-style-name="FAUX" style:base-cell-address="'Notation scientifique'.N12"/>
    </style:style>
    <style:style style:name="ce12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N13"/>
      <style:map style:condition="is-true-formula(IF([.M13]=&quot;FAUX&quot;))" style:apply-style-name="FAUX" style:base-cell-address="'Notation scientifique'.N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5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355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table table:name="Aide" table:style-name="ta1" table:protected="true" table:protection-key="pSAvMFuMfT9jQpu4WmXgU8GGzm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" form:id="control1" form:label="Résultat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1" draw:name="Image 2" draw:style-name="gr1" draw:text-style-name="P1" svg:width="160.94mm" svg:height="18.8mm" svg:x="2mm" svg:y="104.21mm">
            <draw:image xlink:href="Pictures/2000000900003EDF000007598E9D385390868814.svm" xlink:type="simple" xlink:show="embed" xlink:actuate="onLoad" loext:mime-type="image/x-svm">
              <text:p/>
            </draw:image>
            <draw:image xlink:href="Pictures/10000200000002600000004789D76A7762538723.png" xlink:type="simple" xlink:show="embed" xlink:actuate="onLoad" loext:mime-type="image/png"/>
          </draw:frame>
          <draw:line draw:z-index="2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8"/>
        <table:table-column table:style-name="co1" table:number-columns-repeated="2" table:default-cell-style-name="ce9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1"/>
          <table:covered-table-cell table:style-name="ce38"/>
          <table:covered-table-cell table:number-columns-repeated="5" table:style-name="ce44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2"/>
          <table:table-cell table:style-name="ce21"/>
          <table:table-cell table:style-name="ce38"/>
          <table:table-cell table:style-name="ce44" table:number-columns-repeated="5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2"/>
          <table:table-cell table:style-name="ce19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2"/>
          <table:table-cell table:style-name="ce19" table:number-columns-repeated="1016"/>
        </table:table-row>
        <table:table-row table:style-name="ro2">
          <table:table-cell table:style-name="ce4"/>
          <table:table-cell table:style-name="ce22" table:number-columns-repeated="7"/>
          <table:table-cell table:style-name="ce19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TOUJOURS </text:p>
            <text:p>UTILISER LA DERNIÈRE VERSION DE LIBREOFFICE STABLE</text:p>
          </table:table-cell>
          <table:covered-table-cell table:number-columns-repeated="7" table:style-name="ce22"/>
          <table:table-cell table:style-name="ce19" table:number-columns-repeated="1016"/>
        </table:table-row>
        <table:table-row table:style-name="ro2">
          <table:covered-table-cell table:style-name="ce4"/>
          <table:covered-table-cell table:number-columns-repeated="7" table:style-name="ce22"/>
          <table:table-cell table:style-name="ce19" table:number-columns-repeated="1016"/>
        </table:table-row>
        <table:table-row table:style-name="ro2">
          <table:table-cell table:style-name="ce4"/>
          <table:table-cell table:style-name="ce22" table:number-columns-repeated="7"/>
          <table:table-cell table:style-name="ce19" table:number-columns-repeated="1016"/>
        </table:table-row>
        <table:table-row table:style-name="ro3">
          <table:table-cell table:style-name="ce6" table:number-columns-repeated="8"/>
          <table:table-cell table:number-columns-repeated="1016"/>
        </table:table-row>
        <table:table-row table:style-name="ro3">
          <table:table-cell table:style-name="ce55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6"/>
          <table:table-cell table:number-columns-repeated="1016"/>
        </table:table-row>
        <table:table-row table:style-name="ro3">
          <table:covered-table-cell table:style-name="ce11"/>
          <table:covered-table-cell table:number-columns-repeated="7" table:style-name="ce6"/>
          <table:table-cell table:number-columns-repeated="1016"/>
        </table:table-row>
        <table:table-row table:style-name="ro3">
          <table:table-cell table:style-name="ce11"/>
          <table:table-cell table:style-name="ce6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0.48mm" draw:z-index="3" draw:style-name="gr3" draw:text-style-name="P3" svg:width="34.88mm" svg:height="8.3mm" svg:x="10.57mm" svg:y="2.76mm" draw:control="control1"/>
          </table:table-cell>
          <table:table-cell table:number-columns-repeated="2"/>
          <table:table-cell>
            <draw:control table:end-cell-address="Aide.F15" table:end-x="14.96mm" table:end-y="1.62mm" draw:z-index="0" draw:style-name="gr3" draw:text-style-name="P3" svg:width="34.86mm" svg:height="9.48mm" svg:x="2.69mm" svg:y="2.72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tation scientifique" table:style-name="ta1" table:protected="true" table:protection-key="pSAvMFuMfT9jQpu4WmXgU8GGzm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linked-cell="'Notation scientifique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4" form:id="control4" form:label="Réponses" form:input-required="false" form:linked-cell="'Notation scientifique'.G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1mm" svg:height="16mm" svg:x="335.12mm" svg:y="5mm" draw:control="control3"/>
          <draw:control draw:z-index="1" draw:style-name="gr3" draw:text-style-name="P3" svg:width="45.32mm" svg:height="16mm" svg:x="394.35mm" svg:y="5mm" draw:control="control4"/>
        </table:shapes>
        <table:table-column table:style-name="co2" table:default-cell-style-name="ce138"/>
        <table:table-column table:style-name="co3" table:default-cell-style-name="ce138"/>
        <table:table-column table:style-name="co4" table:default-cell-style-name="ce138"/>
        <table:table-column table:style-name="co5" table:default-cell-style-name="ce138"/>
        <table:table-column table:style-name="co4" table:default-cell-style-name="ce138"/>
        <table:table-column table:style-name="co6" table:default-cell-style-name="ce138"/>
        <table:table-column table:style-name="co7" table:default-cell-style-name="ce138"/>
        <table:table-column table:style-name="co2" table:default-cell-style-name="ce138"/>
        <table:table-column table:style-name="co8" table:default-cell-style-name="ce138"/>
        <table:table-column table:style-name="co4" table:default-cell-style-name="ce138"/>
        <table:table-column table:style-name="co5" table:default-cell-style-name="ce138"/>
        <table:table-column table:style-name="co4" table:default-cell-style-name="ce138"/>
        <table:table-column table:style-name="co9" table:default-cell-style-name="ce138"/>
        <table:table-column table:style-name="co7" table:default-cell-style-name="ce138"/>
        <table:table-column table:style-name="co1" table:number-columns-repeated="1010" table:default-cell-style-name="ce138"/>
        <table:table-row table:style-name="ro5">
          <table:table-cell table:style-name="ce1" office:value-type="string" calcext:value-type="string" table:number-columns-spanned="10" table:number-rows-spanned="1">
            <text:p>KELLER Stéphane <text:s/>– Lycée agricole Louis Pasteur</text:p>
          </table:table-cell>
          <table:covered-table-cell table:number-columns-repeated="2" table:style-name="ce77"/>
          <table:covered-table-cell table:number-columns-repeated="2" table:style-name="ce26"/>
          <table:covered-table-cell table:number-columns-repeated="5" table:style-name="ce155"/>
          <table:table-cell table:style-name="ce155" table:number-columns-repeated="2"/>
          <table:table-cell table:style-name="ce51" table:formula="of:=IF([.$D$25];COUNTIF([.$F$4:.$F$13];&quot;VRAI&quot;)+COUNTIF([.$M$4:.$M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1009"/>
        </table:table-row>
        <table:table-row table:style-name="ro5">
          <table:table-cell table:style-name="ce150" office:value-type="string" calcext:value-type="string" table:number-columns-spanned="10" table:number-rows-spanned="1">
            <text:p>Nouveau test : Ctrl + Shift + F9</text:p>
          </table:table-cell>
          <table:covered-table-cell table:number-columns-repeated="2" table:style-name="ce25"/>
          <table:covered-table-cell table:number-columns-repeated="2" table:style-name="ce26"/>
          <table:covered-table-cell table:number-columns-repeated="5" table:style-name="ce155"/>
          <table:table-cell table:style-name="ce155" table:number-columns-repeated="2"/>
          <table:covered-table-cell table:number-columns-repeated="2" table:style-name="ce155"/>
          <table:table-cell table:style-name="ce28"/>
          <table:table-cell table:number-columns-repeated="1009"/>
        </table:table-row>
        <table:table-row table:style-name="ro5"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155" office:value-type="string" calcext:value-type="string">
            <text:p>V/F</text:p>
          </table:table-cell>
          <table:table-cell table:style-name="ce155" office:value-type="string" calcext:value-type="string">
            <text:p>R</text:p>
          </table:table-cell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155" office:value-type="string" calcext:value-type="string">
            <text:p>V/F</text:p>
          </table:table-cell>
          <table:table-cell table:style-name="ce155" office:value-type="string" calcext:value-type="string">
            <text:p>R</text:p>
          </table:table-cell>
          <table:table-cell table:style-name="ce3"/>
          <table:table-cell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99,92ᴇ51" calcext:value-type="string">
            <text:p>99,92ᴇ51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3"/>
          <table:table-cell table:style-name="ce24" table:formula="of:=IF([.$D$25];IF([.C4]*10^[.E4]=INDEX([$Données.$E$4:.$E$13];[$Données.F4]);&quot;VRAI&quot;;&quot;FAUX&quot;);&quot;&quot;)">
            <text:p/>
          </table:table-cell>
          <table:table-cell table:style-name="ce39" table:formula="of:=IF(AND([.$D$25];[.$G$25]);INDEX([$Données.$E$4:.$E$13];[$Données.F4]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7,5ᴇ77" calcext:value-type="string">
            <text:p>7,5ᴇ77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3"/>
          <table:table-cell table:style-name="ce78" table:formula="of:=IF([.$D$25];IF([.J4]*10^[.L4]=INDEX([$Données.$K$4:.$K$13];[$Données.L4]);&quot;VRAI&quot;;&quot;FAUX&quot;);&quot;&quot;)">
            <text:p/>
          </table:table-cell>
          <table:table-cell table:style-name="ce89" table:formula="of:=IF(AND([.$D$25];[.$G$25]);INDEX([$Données.$K$4:.$K$13];[$Données.L4]);&quot;&quot;)">
            <text:p/>
          </table:table-cell>
          <table:table-cell table:style-name="ce3"/>
          <table:table-cell table:number-columns-repeated="1009"/>
        </table:table-row>
        <table:table-row table:style-name="ro5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94ᴇ29" calcext:value-type="string">
            <text:p>94ᴇ29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3"/>
          <table:table-cell table:style-name="ce27" table:formula="of:=IF([.$D$25];IF([.C5]*10^[.E5]=INDEX([$Données.$E$4:.$E$13];[$Données.F5]);&quot;VRAI&quot;;&quot;FAUX&quot;);&quot;&quot;)">
            <text:p/>
          </table:table-cell>
          <table:table-cell table:style-name="ce40" table:formula="of:=IF(AND([.$D$25];[.$G$25]);INDEX([$Données.$E$4:.$E$13];[$Données.F5]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78,5ᴇ81" calcext:value-type="string">
            <text:p>78,5ᴇ81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3"/>
          <table:table-cell table:style-name="ce79" table:formula="of:=IF([.$D$25];IF([.J5]*10^[.L5]=INDEX([$Données.$K$4:.$K$13];[$Données.L5]);&quot;VRAI&quot;;&quot;FAUX&quot;);&quot;&quot;)">
            <text:p/>
          </table:table-cell>
          <table:table-cell table:style-name="ce90" table:formula="of:=IF(AND([.$D$25];[.$G$25]);INDEX([$Données.$K$4:.$K$13];[$Données.L5]);&quot;&quot;)">
            <text:p/>
          </table:table-cell>
          <table:table-cell table:style-name="ce3"/>
          <table:table-cell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79,79ᴇ68" calcext:value-type="string">
            <text:p>79,79ᴇ68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3"/>
          <table:table-cell table:style-name="ce29" table:formula="of:=IF([.$D$25];IF([.C6]*10^[.E6]=INDEX([$Données.$E$4:.$E$13];[$Données.F6]);&quot;VRAI&quot;;&quot;FAUX&quot;);&quot;&quot;)">
            <text:p/>
          </table:table-cell>
          <table:table-cell table:style-name="ce41" table:formula="of:=IF(AND([.$D$25];[.$G$25]);INDEX([$Données.$E$4:.$E$13];[$Données.F6]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0,0485ᴇ(-72)" calcext:value-type="string">
            <text:p>0,0485ᴇ(-72)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3"/>
          <table:table-cell table:style-name="ce80" table:formula="of:=IF([.$D$25];IF([.J6]*10^[.L6]=INDEX([$Données.$K$4:.$K$13];[$Données.L6]);&quot;VRAI&quot;;&quot;FAUX&quot;);&quot;&quot;)">
            <text:p/>
          </table:table-cell>
          <table:table-cell table:style-name="ce91" table:formula="of:=IF(AND([.$D$25];[.$G$25]);INDEX([$Données.$K$4:.$K$13];[$Données.L6]);&quot;&quot;)">
            <text:p/>
          </table:table-cell>
          <table:table-cell table:style-name="ce3"/>
          <table:table-cell table:number-columns-repeated="1009"/>
        </table:table-row>
        <table:table-row table:style-name="ro5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53,03ᴇ99" calcext:value-type="string">
            <text:p>53,03ᴇ99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3"/>
          <table:table-cell table:style-name="ce30" table:formula="of:=IF([.$D$25];IF([.C7]*10^[.E7]=INDEX([$Données.$E$4:.$E$13];[$Données.F7]);&quot;VRAI&quot;;&quot;FAUX&quot;);&quot;&quot;)">
            <text:p/>
          </table:table-cell>
          <table:table-cell table:style-name="ce65" table:formula="of:=IF(AND([.$D$25];[.$G$25]);INDEX([$Données.$E$4:.$E$13];[$Données.F7]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0,000561ᴇ(-91)" calcext:value-type="string">
            <text:p>0,000561ᴇ(-91)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3"/>
          <table:table-cell table:style-name="ce81" table:formula="of:=IF([.$D$25];IF([.J7]*10^[.L7]=INDEX([$Données.$K$4:.$K$13];[$Données.L7]);&quot;VRAI&quot;;&quot;FAUX&quot;);&quot;&quot;)">
            <text:p/>
          </table:table-cell>
          <table:table-cell table:style-name="ce92" table:formula="of:=IF(AND([.$D$25];[.$G$25]);INDEX([$Données.$K$4:.$K$13];[$Données.L7]);&quot;&quot;)">
            <text:p/>
          </table:table-cell>
          <table:table-cell table:number-columns-repeated="1010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2,35ᴇ11" calcext:value-type="string">
            <text:p>2,35ᴇ11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3"/>
          <table:table-cell table:style-name="ce31" table:formula="of:=IF([.$D$25];IF([.C8]*10^[.E8]=INDEX([$Données.$E$4:.$E$13];[$Données.F8]);&quot;VRAI&quot;;&quot;FAUX&quot;);&quot;&quot;)">
            <text:p/>
          </table:table-cell>
          <table:table-cell table:style-name="ce69" table:formula="of:=IF(AND([.$D$25];[.$G$25]);INDEX([$Données.$E$4:.$E$13];[$Données.F8]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6,29ᴇ2" calcext:value-type="string">
            <text:p>6,29ᴇ2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3"/>
          <table:table-cell table:style-name="ce82" table:formula="of:=IF([.$D$25];IF([.J8]*10^[.L8]=INDEX([$Données.$K$4:.$K$13];[$Données.L8]);&quot;VRAI&quot;;&quot;FAUX&quot;);&quot;&quot;)">
            <text:p/>
          </table:table-cell>
          <table:table-cell table:style-name="ce115" table:formula="of:=IF(AND([.$D$25];[.$G$25]);INDEX([$Données.$K$4:.$K$13];[$Données.L8]);&quot;&quot;)">
            <text:p/>
          </table:table-cell>
          <table:table-cell table:number-columns-repeated="1010"/>
        </table:table-row>
        <table:table-row table:style-name="ro5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26,73ᴇ(-99)" calcext:value-type="string">
            <text:p>26,73ᴇ(-99)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3"/>
          <table:table-cell table:style-name="ce32" table:formula="of:=IF([.$D$25];IF([.C9]*10^[.E9]=INDEX([$Données.$E$4:.$E$13];[$Données.F9]);&quot;VRAI&quot;;&quot;FAUX&quot;);&quot;&quot;)">
            <text:p/>
          </table:table-cell>
          <table:table-cell table:style-name="ce72" table:formula="of:=IF(AND([.$D$25];[.$G$25]);INDEX([$Données.$E$4:.$E$13];[$Données.F9]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71,4ᴇ20" calcext:value-type="string">
            <text:p>71,4ᴇ20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3"/>
          <table:table-cell table:style-name="ce83" table:formula="of:=IF([.$D$25];IF([.J9]*10^[.L9]=INDEX([$Données.$K$4:.$K$13];[$Données.L9]);&quot;VRAI&quot;;&quot;FAUX&quot;);&quot;&quot;)">
            <text:p/>
          </table:table-cell>
          <table:table-cell table:style-name="ce116" table:formula="of:=IF(AND([.$D$25];[.$G$25]);INDEX([$Données.$K$4:.$K$13];[$Données.L9]);&quot;&quot;)">
            <text:p/>
          </table:table-cell>
          <table:table-cell table:number-columns-repeated="1010"/>
        </table:table-row>
        <table:table-row table:style-name="ro5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80,54ᴇ(-6)" calcext:value-type="string">
            <text:p>80,54ᴇ(-6)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3"/>
          <table:table-cell table:style-name="ce33" table:formula="of:=IF([.$D$25];IF([.C10]*10^[.E10]=INDEX([$Données.$E$4:.$E$13];[$Données.F10]);&quot;VRAI&quot;;&quot;FAUX&quot;);&quot;&quot;)">
            <text:p/>
          </table:table-cell>
          <table:table-cell table:style-name="ce73" table:formula="of:=IF(AND([.$D$25];[.$G$25]);INDEX([$Données.$E$4:.$E$13];[$Données.F10]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21,4ᴇ81" calcext:value-type="string">
            <text:p>21,4ᴇ81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3"/>
          <table:table-cell table:style-name="ce84" table:formula="of:=IF([.$D$25];IF([.J10]*10^[.L10]=INDEX([$Données.$K$4:.$K$13];[$Données.L10]);&quot;VRAI&quot;;&quot;FAUX&quot;);&quot;&quot;)">
            <text:p/>
          </table:table-cell>
          <table:table-cell table:style-name="ce117" table:formula="of:=IF(AND([.$D$25];[.$G$25]);INDEX([$Données.$K$4:.$K$13];[$Données.L10]);&quot;&quot;)">
            <text:p/>
          </table:table-cell>
          <table:table-cell table:number-columns-repeated="1010"/>
        </table:table-row>
        <table:table-row table:style-name="ro5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62,2ᴇ(-46)" calcext:value-type="string">
            <text:p>62,2ᴇ(-46)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3"/>
          <table:table-cell table:style-name="ce35" table:formula="of:=IF([.$D$25];IF([.C11]*10^[.E11]=INDEX([$Données.$E$4:.$E$13];[$Données.F11]);&quot;VRAI&quot;;&quot;FAUX&quot;);&quot;&quot;)">
            <text:p/>
          </table:table-cell>
          <table:table-cell table:style-name="ce74" table:formula="of:=IF(AND([.$D$25];[.$G$25]);INDEX([$Données.$E$4:.$E$13];[$Données.F11]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0,0829ᴇ74" calcext:value-type="string">
            <text:p>0,0829ᴇ74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3"/>
          <table:table-cell table:style-name="ce85" table:formula="of:=IF([.$D$25];IF([.J11]*10^[.L11]=INDEX([$Données.$K$4:.$K$13];[$Données.L11]);&quot;VRAI&quot;;&quot;FAUX&quot;);&quot;&quot;)">
            <text:p/>
          </table:table-cell>
          <table:table-cell table:style-name="ce118" table:formula="of:=IF(AND([.$D$25];[.$G$25]);INDEX([$Données.$K$4:.$K$13];[$Données.L11]);&quot;&quot;)">
            <text:p/>
          </table:table-cell>
          <table:table-cell table:number-columns-repeated="1010"/>
        </table:table-row>
        <table:table-row table:style-name="ro5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3,62ᴇ9" calcext:value-type="string">
            <text:p>3,62ᴇ9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3"/>
          <table:table-cell table:style-name="ce36" table:formula="of:=IF([.$D$25];IF([.C12]*10^[.E12]=INDEX([$Données.$E$4:.$E$13];[$Données.F12]);&quot;VRAI&quot;;&quot;FAUX&quot;);&quot;&quot;)">
            <text:p/>
          </table:table-cell>
          <table:table-cell table:style-name="ce75" table:formula="of:=IF(AND([.$D$25];[.$G$25]);INDEX([$Données.$E$4:.$E$13];[$Données.F12]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0,0873ᴇ27" calcext:value-type="string">
            <text:p>0,0873ᴇ27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3"/>
          <table:table-cell table:style-name="ce86" table:formula="of:=IF([.$D$25];IF([.J12]*10^[.L12]=INDEX([$Données.$K$4:.$K$13];[$Données.L12]);&quot;VRAI&quot;;&quot;FAUX&quot;);&quot;&quot;)">
            <text:p/>
          </table:table-cell>
          <table:table-cell table:style-name="ce120" table:formula="of:=IF(AND([.$D$25];[.$G$25]);INDEX([$Données.$K$4:.$K$13];[$Données.L12]);&quot;&quot;)">
            <text:p/>
          </table:table-cell>
          <table:table-cell table:number-columns-repeated="1010"/>
        </table:table-row>
        <table:table-row table:style-name="ro5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44,44ᴇ10" calcext:value-type="string">
            <text:p>44,44ᴇ10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3"/>
          <table:table-cell table:style-name="ce37" table:formula="of:=IF([.$D$25];IF([.C13]*10^[.E13]=INDEX([$Données.$E$4:.$E$13];[$Données.F13]);&quot;VRAI&quot;;&quot;FAUX&quot;);&quot;&quot;)">
            <text:p/>
          </table:table-cell>
          <table:table-cell table:style-name="ce76" table:formula="of:=IF(AND([.$D$25];[.$G$25]);INDEX([$Données.$E$4:.$E$13];[$Données.F13]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1,04ᴇ79" calcext:value-type="string">
            <text:p>1,04ᴇ79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3"/>
          <table:table-cell table:style-name="ce87" table:formula="of:=IF([.$D$25];IF([.J13]*10^[.L13]=INDEX([$Données.$K$4:.$K$13];[$Données.L13]);&quot;VRAI&quot;;&quot;FAUX&quot;);&quot;&quot;)">
            <text:p/>
          </table:table-cell>
          <table:table-cell table:style-name="ce121" table:formula="of:=IF(AND([.$D$25];[.$G$25]);INDEX([$Données.$K$4:.$K$13];[$Données.L13]);&quot;&quot;)">
            <text:p/>
          </table:table-cell>
          <table:table-cell table:number-columns-repeated="1010"/>
        </table:table-row>
        <table:table-row table:style-name="ro5">
          <table:table-cell table:style-name="ce131" table:number-columns-repeated="3"/>
          <table:table-cell table:number-columns-repeated="2"/>
          <table:table-cell table:style-name="ce131" table:number-columns-repeated="9"/>
          <table:table-cell table:style-name="ce56"/>
          <table:table-cell table:number-columns-repeated="1009"/>
        </table:table-row>
        <table:table-row table:style-name="ro5">
          <table:table-cell table:style-name="ce135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131"/>
          <table:covered-table-cell table:number-columns-repeated="2"/>
          <table:covered-table-cell table:number-columns-repeated="9" table:style-name="ce176"/>
          <table:table-cell table:number-columns-repeated="1010"/>
        </table:table-row>
        <table:table-row table:style-name="ro5">
          <table:table-cell table:style-name="ce131" table:number-columns-repeated="3"/>
          <table:table-cell table:number-columns-repeated="1021"/>
        </table:table-row>
        <table:table-row table:style-name="ro5">
          <table:table-cell table:style-name="ce131" table:number-columns-repeated="3"/>
          <table:table-cell table:number-columns-repeated="5"/>
          <table:table-cell table:style-name="ce47"/>
          <table:table-cell table:number-columns-repeated="1015"/>
        </table:table-row>
        <table:table-row table:style-name="ro5" table:number-rows-repeated="7">
          <table:table-cell table:style-name="ce131" table:number-columns-repeated="3"/>
          <table:table-cell table:number-columns-repeated="1021"/>
        </table:table-row>
        <table:table-row table:style-name="ro5">
          <table:table-cell table:style-name="ce131" table:number-columns-repeated="3"/>
          <table:table-cell table:style-name="ce153" office:value-type="boolean" office:boolean-value="false" calcext:value-type="boolean">
            <text:p>FAUX</text:p>
          </table:table-cell>
          <table:table-cell table:style-name="ce153"/>
          <table:table-cell/>
          <table:table-cell table:style-name="ce153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5" table:number-rows-repeated="63">
          <table:table-cell table:style-name="ce131" table:number-columns-repeated="3"/>
          <table:table-cell table:number-columns-repeated="1021"/>
        </table:table-row>
        <table:table-row table:style-name="ro5" table:number-rows-repeated="104848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G6:'Notation scientifique'.G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G7:'Notation scientifique'.G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G8:'Notation scientifique'.G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G9:'Notation scientifique'.G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G10:'Notation scientifique'.G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G11:'Notation scientifique'.G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G12:'Notation scientifique'.G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G13:'Notation scientifique'.G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F6:'Notation scientifique'.F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F7:'Notation scientifique'.F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F8:'Notation scientifique'.F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F9:'Notation scientifique'.F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F10:'Notation scientifique'.F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F11:'Notation scientifique'.F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F12:'Notation scientifique'.F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F13:'Notation scientifique'.F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  <calcext:conditional-format calcext:target-range-address="'Notation scientifique'.N4:'Notation scientifique'.N4">
            <calcext:condition calcext:apply-style-name="VRAI" calcext:value="formula-is(IF([.M4]=&quot;VRAI&quot;))" calcext:base-cell-address="'Notation scientifique'.N4"/>
            <calcext:condition calcext:apply-style-name="FAUX" calcext:value="formula-is(IF([.M4]=&quot;FAUX&quot;))" calcext:base-cell-address="'Notation scientifique'.N4"/>
          </calcext:conditional-format>
          <calcext:conditional-format calcext:target-range-address="'Notation scientifique'.N5:'Notation scientifique'.N5">
            <calcext:condition calcext:apply-style-name="VRAI" calcext:value="formula-is(IF([.M5]=&quot;VRAI&quot;))" calcext:base-cell-address="'Notation scientifique'.N5"/>
            <calcext:condition calcext:apply-style-name="FAUX" calcext:value="formula-is(IF([.M5]=&quot;FAUX&quot;))" calcext:base-cell-address="'Notation scientifique'.N5"/>
          </calcext:conditional-format>
          <calcext:conditional-format calcext:target-range-address="'Notation scientifique'.N6:'Notation scientifique'.N6">
            <calcext:condition calcext:apply-style-name="VRAI" calcext:value="formula-is(IF([.M6]=&quot;VRAI&quot;))" calcext:base-cell-address="'Notation scientifique'.N6"/>
            <calcext:condition calcext:apply-style-name="FAUX" calcext:value="formula-is(IF([.M6]=&quot;FAUX&quot;))" calcext:base-cell-address="'Notation scientifique'.N6"/>
          </calcext:conditional-format>
          <calcext:conditional-format calcext:target-range-address="'Notation scientifique'.N7:'Notation scientifique'.N7">
            <calcext:condition calcext:apply-style-name="VRAI" calcext:value="formula-is(IF([.M7]=&quot;VRAI&quot;))" calcext:base-cell-address="'Notation scientifique'.N7"/>
            <calcext:condition calcext:apply-style-name="FAUX" calcext:value="formula-is(IF([.M7]=&quot;FAUX&quot;))" calcext:base-cell-address="'Notation scientifique'.N7"/>
          </calcext:conditional-format>
          <calcext:conditional-format calcext:target-range-address="'Notation scientifique'.N8:'Notation scientifique'.N8">
            <calcext:condition calcext:apply-style-name="VRAI" calcext:value="formula-is(IF([.M8]=&quot;VRAI&quot;))" calcext:base-cell-address="'Notation scientifique'.N8"/>
            <calcext:condition calcext:apply-style-name="FAUX" calcext:value="formula-is(IF([.M8]=&quot;FAUX&quot;))" calcext:base-cell-address="'Notation scientifique'.N8"/>
          </calcext:conditional-format>
          <calcext:conditional-format calcext:target-range-address="'Notation scientifique'.N9:'Notation scientifique'.N9">
            <calcext:condition calcext:apply-style-name="VRAI" calcext:value="formula-is(IF([.M9]=&quot;VRAI&quot;))" calcext:base-cell-address="'Notation scientifique'.N9"/>
            <calcext:condition calcext:apply-style-name="FAUX" calcext:value="formula-is(IF([.M9]=&quot;FAUX&quot;))" calcext:base-cell-address="'Notation scientifique'.N9"/>
          </calcext:conditional-format>
          <calcext:conditional-format calcext:target-range-address="'Notation scientifique'.N10:'Notation scientifique'.N10">
            <calcext:condition calcext:apply-style-name="VRAI" calcext:value="formula-is(IF([.M10]=&quot;VRAI&quot;))" calcext:base-cell-address="'Notation scientifique'.N10"/>
            <calcext:condition calcext:apply-style-name="FAUX" calcext:value="formula-is(IF([.M10]=&quot;FAUX&quot;))" calcext:base-cell-address="'Notation scientifique'.N10"/>
          </calcext:conditional-format>
          <calcext:conditional-format calcext:target-range-address="'Notation scientifique'.N11:'Notation scientifique'.N11">
            <calcext:condition calcext:apply-style-name="VRAI" calcext:value="formula-is(IF([.M11]=&quot;VRAI&quot;))" calcext:base-cell-address="'Notation scientifique'.N11"/>
            <calcext:condition calcext:apply-style-name="FAUX" calcext:value="formula-is(IF([.M11]=&quot;FAUX&quot;))" calcext:base-cell-address="'Notation scientifique'.N11"/>
          </calcext:conditional-format>
          <calcext:conditional-format calcext:target-range-address="'Notation scientifique'.N12:'Notation scientifique'.N12">
            <calcext:condition calcext:apply-style-name="VRAI" calcext:value="formula-is(IF([.M12]=&quot;VRAI&quot;))" calcext:base-cell-address="'Notation scientifique'.N12"/>
            <calcext:condition calcext:apply-style-name="FAUX" calcext:value="formula-is(IF([.M12]=&quot;FAUX&quot;))" calcext:base-cell-address="'Notation scientifique'.N12"/>
          </calcext:conditional-format>
          <calcext:conditional-format calcext:target-range-address="'Notation scientifique'.N13:'Notation scientifique'.N13">
            <calcext:condition calcext:apply-style-name="VRAI" calcext:value="formula-is(IF([.M13]=&quot;VRAI&quot;))" calcext:base-cell-address="'Notation scientifique'.N13"/>
            <calcext:condition calcext:apply-style-name="FAUX" calcext:value="formula-is(IF([.M13]=&quot;FAUX&quot;))" calcext:base-cell-address="'Notation scientifique'.N13"/>
          </calcext:conditional-format>
          <calcext:conditional-format calcext:target-range-address="'Notation scientifique'.M4:'Notation scientifique'.M4">
            <calcext:condition calcext:apply-style-name="VRAI" calcext:value="formula-is(IF([.M4]=&quot;VRAI&quot;))" calcext:base-cell-address="'Notation scientifique'.M4"/>
            <calcext:condition calcext:apply-style-name="FAUX" calcext:value="formula-is(IF([.M4]=&quot;FAUX&quot;))" calcext:base-cell-address="'Notation scientifique'.M4"/>
          </calcext:conditional-format>
          <calcext:conditional-format calcext:target-range-address="'Notation scientifique'.M5:'Notation scientifique'.M5">
            <calcext:condition calcext:apply-style-name="VRAI" calcext:value="formula-is(IF([.M5]=&quot;VRAI&quot;))" calcext:base-cell-address="'Notation scientifique'.M5"/>
            <calcext:condition calcext:apply-style-name="FAUX" calcext:value="formula-is(IF([.M5]=&quot;FAUX&quot;))" calcext:base-cell-address="'Notation scientifique'.M5"/>
          </calcext:conditional-format>
          <calcext:conditional-format calcext:target-range-address="'Notation scientifique'.M6:'Notation scientifique'.M6">
            <calcext:condition calcext:apply-style-name="VRAI" calcext:value="formula-is(IF([.M6]=&quot;VRAI&quot;))" calcext:base-cell-address="'Notation scientifique'.M6"/>
            <calcext:condition calcext:apply-style-name="FAUX" calcext:value="formula-is(IF([.M6]=&quot;FAUX&quot;))" calcext:base-cell-address="'Notation scientifique'.M6"/>
          </calcext:conditional-format>
          <calcext:conditional-format calcext:target-range-address="'Notation scientifique'.M7:'Notation scientifique'.M7">
            <calcext:condition calcext:apply-style-name="VRAI" calcext:value="formula-is(IF([.M7]=&quot;VRAI&quot;))" calcext:base-cell-address="'Notation scientifique'.M7"/>
            <calcext:condition calcext:apply-style-name="FAUX" calcext:value="formula-is(IF([.M7]=&quot;FAUX&quot;))" calcext:base-cell-address="'Notation scientifique'.M7"/>
          </calcext:conditional-format>
          <calcext:conditional-format calcext:target-range-address="'Notation scientifique'.M8:'Notation scientifique'.M8">
            <calcext:condition calcext:apply-style-name="VRAI" calcext:value="formula-is(IF([.M8]=&quot;VRAI&quot;))" calcext:base-cell-address="'Notation scientifique'.M8"/>
            <calcext:condition calcext:apply-style-name="FAUX" calcext:value="formula-is(IF([.M8]=&quot;FAUX&quot;))" calcext:base-cell-address="'Notation scientifique'.M8"/>
          </calcext:conditional-format>
          <calcext:conditional-format calcext:target-range-address="'Notation scientifique'.M9:'Notation scientifique'.M9">
            <calcext:condition calcext:apply-style-name="VRAI" calcext:value="formula-is(IF([.M9]=&quot;VRAI&quot;))" calcext:base-cell-address="'Notation scientifique'.M9"/>
            <calcext:condition calcext:apply-style-name="FAUX" calcext:value="formula-is(IF([.M9]=&quot;FAUX&quot;))" calcext:base-cell-address="'Notation scientifique'.M9"/>
          </calcext:conditional-format>
          <calcext:conditional-format calcext:target-range-address="'Notation scientifique'.M10:'Notation scientifique'.M10">
            <calcext:condition calcext:apply-style-name="VRAI" calcext:value="formula-is(IF([.M10]=&quot;VRAI&quot;))" calcext:base-cell-address="'Notation scientifique'.M10"/>
            <calcext:condition calcext:apply-style-name="FAUX" calcext:value="formula-is(IF([.M10]=&quot;FAUX&quot;))" calcext:base-cell-address="'Notation scientifique'.M10"/>
          </calcext:conditional-format>
          <calcext:conditional-format calcext:target-range-address="'Notation scientifique'.M11:'Notation scientifique'.M11">
            <calcext:condition calcext:apply-style-name="VRAI" calcext:value="formula-is(IF([.M11]=&quot;VRAI&quot;))" calcext:base-cell-address="'Notation scientifique'.M11"/>
            <calcext:condition calcext:apply-style-name="FAUX" calcext:value="formula-is(IF([.M11]=&quot;FAUX&quot;))" calcext:base-cell-address="'Notation scientifique'.M11"/>
          </calcext:conditional-format>
          <calcext:conditional-format calcext:target-range-address="'Notation scientifique'.M12:'Notation scientifique'.M12">
            <calcext:condition calcext:apply-style-name="VRAI" calcext:value="formula-is(IF([.M12]=&quot;VRAI&quot;))" calcext:base-cell-address="'Notation scientifique'.M12"/>
            <calcext:condition calcext:apply-style-name="FAUX" calcext:value="formula-is(IF([.M12]=&quot;FAUX&quot;))" calcext:base-cell-address="'Notation scientifique'.M12"/>
          </calcext:conditional-format>
          <calcext:conditional-format calcext:target-range-address="'Notation scientifique'.M13:'Notation scientifique'.M13">
            <calcext:condition calcext:apply-style-name="VRAI" calcext:value="formula-is(IF([.M13]=&quot;VRAI&quot;))" calcext:base-cell-address="'Notation scientifique'.M13"/>
            <calcext:condition calcext:apply-style-name="FAUX" calcext:value="formula-is(IF([.M13]=&quot;FAUX&quot;))" calcext:base-cell-address="'Notation scientifique'.M13"/>
          </calcext:conditional-format>
        </calcext:conditional-formats>
      </table:table>
      <table:table table:name="Données" table:style-name="ta2" table:protected="true" table:protection-key="pSAvMFuMfT9jQpu4WmXgU8GGzm4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1" table:number-columns-repeated="1012" table:default-cell-style-name="ce43"/>
        <table:table-row table:style-name="ro3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255"/>
          <table:covered-table-cell table:number-columns-repeated="4" table:style-name="ce119"/>
          <table:covered-table-cell table:number-columns-repeated="5" table:style-name="ce355"/>
          <table:table-cell table:style-name="ce355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3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3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3">
          <table:table-cell table:style-name="ce48" table:formula="of:=RANDBETWEEN(1;1000000)" office:value-type="float" office:value="13258" calcext:value-type="float">
            <text:p>13258</text:p>
          </table:table-cell>
          <table:table-cell table:style-name="ce93" table:formula="of:=IF(RANDBETWEEN(1;10)&lt;5;RANDBETWEEN(1;999)*10^(RANDBETWEEN(-2;2));RANDBETWEEN(1;99)+RANDBETWEEN(1;99)*10^-2)" office:value-type="float" office:value="62.2" calcext:value-type="float">
            <text:p>62</text:p>
          </table:table-cell>
          <table:table-cell table:style-name="ce104" table:formula="of:=IF(RANDBETWEEN(1;10)&lt;5;-1;1)*RANDBETWEEN(1;100)" office:value-type="float" office:value="-46" calcext:value-type="float">
            <text:p>-46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62,2ᴇ(-46)" calcext:value-type="string">
            <text:p>62,2ᴇ(-46)</text:p>
          </table:table-cell>
          <table:table-cell table:style-name="ce152" table:formula="of:=[.B4]*10^[.C4]" office:value-type="float" office:value="6.22E-045" calcext:value-type="float">
            <text:p>6,22E-45</text:p>
          </table:table-cell>
          <table:table-cell table:style-name="ce174" table:formula="of:=RANK([.A4];[.$A$4:.$A$13];0)" office:value-type="float" office:value="10" calcext:value-type="float">
            <text:p>10</text:p>
          </table:table-cell>
          <table:table-cell table:style-name="ce218" table:formula="of:=RANDBETWEEN(1;1000000)" office:value-type="float" office:value="682123" calcext:value-type="float">
            <text:p>682123</text:p>
          </table:table-cell>
          <table:table-cell table:style-name="ce236" table:formula="of:=RANDBETWEEN(1;1000)*10^(-RANDBETWEEN(1;6))" office:value-type="float" office:value="71.4" calcext:value-type="float">
            <text:p>71,4</text:p>
          </table:table-cell>
          <table:table-cell table:style-name="ce238" table:formula="of:=IF(RANDBETWEEN(1;10)&lt;5;-1;1)*RANDBETWEEN(1;100)" office:value-type="float" office:value="20" calcext:value-type="float">
            <text:p>20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71,4ᴇ20" calcext:value-type="string">
            <text:p>71,4ᴇ20</text:p>
          </table:table-cell>
          <table:table-cell table:style-name="ce267" table:formula="of:=[.H4]*10^[.I4]" office:value-type="float" office:value="7.14E+021" calcext:value-type="float">
            <text:p>7,14E+021</text:p>
          </table:table-cell>
          <table:table-cell table:style-name="ce286" table:formula="of:=RANK([.G4];[.$G$4:.$G$13];0)" office:value-type="float" office:value="5" calcext:value-type="float">
            <text:p>5</text:p>
          </table:table-cell>
          <table:table-cell table:style-name="ce296"/>
          <table:table-cell table:number-columns-repeated="1011"/>
        </table:table-row>
        <table:table-row table:style-name="ro3">
          <table:table-cell table:style-name="ce49" table:formula="of:=RANDBETWEEN(1;1000000)" office:value-type="float" office:value="30497" calcext:value-type="float">
            <text:p>30497</text:p>
          </table:table-cell>
          <table:table-cell table:style-name="ce94" table:formula="of:=IF(RANDBETWEEN(1;10)&lt;5;RANDBETWEEN(1;999)*10^(RANDBETWEEN(-2;2));RANDBETWEEN(1;99)+RANDBETWEEN(1;99)*10^-2)" office:value-type="float" office:value="44.44" calcext:value-type="float">
            <text:p>44</text:p>
          </table:table-cell>
          <table:table-cell table:style-name="ce105" table:formula="of:=IF(RANDBETWEEN(1;10)&lt;5;-1;1)*RANDBETWEEN(1;100)" office:value-type="float" office:value="10" calcext:value-type="float">
            <text:p>10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44,44ᴇ10" calcext:value-type="string">
            <text:p>44,44ᴇ10</text:p>
          </table:table-cell>
          <table:table-cell table:style-name="ce154" table:formula="of:=[.B5]*10^[.C5]" office:value-type="float" office:value="444400000000" calcext:value-type="float">
            <text:p>444400000000</text:p>
          </table:table-cell>
          <table:table-cell table:style-name="ce190" table:formula="of:=RANK([.A5];[.$A$4:.$A$13];0)" office:value-type="float" office:value="9" calcext:value-type="float">
            <text:p>9</text:p>
          </table:table-cell>
          <table:table-cell table:style-name="ce219" table:formula="of:=RANDBETWEEN(1;1000000)" office:value-type="float" office:value="289712" calcext:value-type="float">
            <text:p>289712</text:p>
          </table:table-cell>
          <table:table-cell table:style-name="ce236" table:formula="of:=RANDBETWEEN(1;1000)*10^(-RANDBETWEEN(1;6))" office:value-type="float" office:value="0.000561" calcext:value-type="float">
            <text:p>0,000561</text:p>
          </table:table-cell>
          <table:table-cell table:style-name="ce240" table:formula="of:=IF(RANDBETWEEN(1;10)&lt;5;-1;1)*RANDBETWEEN(1;100)" office:value-type="float" office:value="-91" calcext:value-type="float">
            <text:p>-91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0,000561ᴇ(-91)" calcext:value-type="string">
            <text:p>0,000561ᴇ(-91)</text:p>
          </table:table-cell>
          <table:table-cell table:style-name="ce272" table:formula="of:=[.H5]*10^[.I5]" office:value-type="float" office:value="5.61E-095" calcext:value-type="float">
            <text:p>5,61E-95</text:p>
          </table:table-cell>
          <table:table-cell table:style-name="ce287" table:formula="of:=RANK([.G5];[.$G$4:.$G$13];0)" office:value-type="float" office:value="8" calcext:value-type="float">
            <text:p>8</text:p>
          </table:table-cell>
          <table:table-cell table:number-columns-repeated="1012"/>
        </table:table-row>
        <table:table-row table:style-name="ro3">
          <table:table-cell table:style-name="ce50" table:formula="of:=RANDBETWEEN(1;1000000)" office:value-type="float" office:value="534261" calcext:value-type="float">
            <text:p>534261</text:p>
          </table:table-cell>
          <table:table-cell table:style-name="ce95" table:formula="of:=IF(RANDBETWEEN(1;10)&lt;5;RANDBETWEEN(1;999)*10^(RANDBETWEEN(-2;2));RANDBETWEEN(1;99)+RANDBETWEEN(1;99)*10^-2)" office:value-type="float" office:value="26.73" calcext:value-type="float">
            <text:p>27</text:p>
          </table:table-cell>
          <table:table-cell table:style-name="ce106" table:formula="of:=IF(RANDBETWEEN(1;10)&lt;5;-1;1)*RANDBETWEEN(1;100)" office:value-type="float" office:value="-99" calcext:value-type="float">
            <text:p>-99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26,73ᴇ(-99)" calcext:value-type="string">
            <text:p>26,73ᴇ(-99)</text:p>
          </table:table-cell>
          <table:table-cell table:style-name="ce156" table:formula="of:=[.B6]*10^[.C6]" office:value-type="float" office:value="2.673E-098" calcext:value-type="float">
            <text:p>2,673E-98</text:p>
          </table:table-cell>
          <table:table-cell table:style-name="ce191" table:formula="of:=RANK([.A6];[.$A$4:.$A$13];0)" office:value-type="float" office:value="4" calcext:value-type="float">
            <text:p>4</text:p>
          </table:table-cell>
          <table:table-cell table:style-name="ce220" table:formula="of:=RANDBETWEEN(1;1000000)" office:value-type="float" office:value="8751" calcext:value-type="float">
            <text:p>8751</text:p>
          </table:table-cell>
          <table:table-cell table:style-name="ce236" table:formula="of:=RANDBETWEEN(1;1000)*10^(-RANDBETWEEN(1;6))" office:value-type="float" office:value="1.04" calcext:value-type="float">
            <text:p>1,04</text:p>
          </table:table-cell>
          <table:table-cell table:style-name="ce241" table:formula="of:=IF(RANDBETWEEN(1;10)&lt;5;-1;1)*RANDBETWEEN(1;100)" office:value-type="float" office:value="79" calcext:value-type="float">
            <text:p>79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1,04ᴇ79" calcext:value-type="string">
            <text:p>1,04ᴇ79</text:p>
          </table:table-cell>
          <table:table-cell table:style-name="ce273" table:formula="of:=[.H6]*10^[.I6]" office:value-type="float" office:value="1.04E+079" calcext:value-type="float">
            <text:p>1,04E+079</text:p>
          </table:table-cell>
          <table:table-cell table:style-name="ce288" table:formula="of:=RANK([.G6];[.$G$4:.$G$13];0)" office:value-type="float" office:value="10" calcext:value-type="float">
            <text:p>10</text:p>
          </table:table-cell>
          <table:table-cell table:number-columns-repeated="1012"/>
        </table:table-row>
        <table:table-row table:style-name="ro3">
          <table:table-cell table:style-name="ce53" table:formula="of:=RANDBETWEEN(1;1000000)" office:value-type="float" office:value="323335" calcext:value-type="float">
            <text:p>323335</text:p>
          </table:table-cell>
          <table:table-cell table:style-name="ce96" table:formula="of:=IF(RANDBETWEEN(1;10)&lt;5;RANDBETWEEN(1;999)*10^(RANDBETWEEN(-2;2));RANDBETWEEN(1;99)+RANDBETWEEN(1;99)*10^-2)" office:value-type="float" office:value="79.79" calcext:value-type="float">
            <text:p>80</text:p>
          </table:table-cell>
          <table:table-cell table:style-name="ce107" table:formula="of:=IF(RANDBETWEEN(1;10)&lt;5;-1;1)*RANDBETWEEN(1;100)" office:value-type="float" office:value="68" calcext:value-type="float">
            <text:p>68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79,79ᴇ68" calcext:value-type="string">
            <text:p>79,79ᴇ68</text:p>
          </table:table-cell>
          <table:table-cell table:style-name="ce157" table:formula="of:=[.B7]*10^[.C7]" office:value-type="float" office:value="7.979E+069" calcext:value-type="float">
            <text:p>7,979E+069</text:p>
          </table:table-cell>
          <table:table-cell table:style-name="ce194" table:formula="of:=RANK([.A7];[.$A$4:.$A$13];0)" office:value-type="float" office:value="7" calcext:value-type="float">
            <text:p>7</text:p>
          </table:table-cell>
          <table:table-cell table:style-name="ce222" table:formula="of:=RANDBETWEEN(1;1000000)" office:value-type="float" office:value="805052" calcext:value-type="float">
            <text:p>805052</text:p>
          </table:table-cell>
          <table:table-cell table:style-name="ce236" table:formula="of:=RANDBETWEEN(1;1000)*10^(-RANDBETWEEN(1;6))" office:value-type="float" office:value="0.0873" calcext:value-type="float">
            <text:p>0,0873</text:p>
          </table:table-cell>
          <table:table-cell table:style-name="ce245" table:formula="of:=IF(RANDBETWEEN(1;10)&lt;5;-1;1)*RANDBETWEEN(1;100)" office:value-type="float" office:value="27" calcext:value-type="float">
            <text:p>27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0,0873ᴇ27" calcext:value-type="string">
            <text:p>0,0873ᴇ27</text:p>
          </table:table-cell>
          <table:table-cell table:style-name="ce274" table:formula="of:=[.H7]*10^[.I7]" office:value-type="float" office:value="8.73E+025" calcext:value-type="float">
            <text:p>8,73E+025</text:p>
          </table:table-cell>
          <table:table-cell table:style-name="ce289" table:formula="of:=RANK([.G7];[.$G$4:.$G$13];0)"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table:style-name="ce57" table:formula="of:=RANDBETWEEN(1;1000000)" office:value-type="float" office:value="352143" calcext:value-type="float">
            <text:p>352143</text:p>
          </table:table-cell>
          <table:table-cell table:style-name="ce97" table:formula="of:=IF(RANDBETWEEN(1;10)&lt;5;RANDBETWEEN(1;999)*10^(RANDBETWEEN(-2;2));RANDBETWEEN(1;99)+RANDBETWEEN(1;99)*10^-2)" office:value-type="float" office:value="80.54" calcext:value-type="float">
            <text:p>81</text:p>
          </table:table-cell>
          <table:table-cell table:style-name="ce108" table:formula="of:=IF(RANDBETWEEN(1;10)&lt;5;-1;1)*RANDBETWEEN(1;100)" office:value-type="float" office:value="-6" calcext:value-type="float">
            <text:p>-6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80,54ᴇ(-6)" calcext:value-type="string">
            <text:p>80,54ᴇ(-6)</text:p>
          </table:table-cell>
          <table:table-cell table:style-name="ce158" table:formula="of:=[.B8]*10^[.C8]" office:value-type="float" office:value="0.00008054" calcext:value-type="float">
            <text:p>8,054E-05</text:p>
          </table:table-cell>
          <table:table-cell table:style-name="ce197" table:formula="of:=RANK([.A8];[.$A$4:.$A$13];0)" office:value-type="float" office:value="6" calcext:value-type="float">
            <text:p>6</text:p>
          </table:table-cell>
          <table:table-cell table:style-name="ce223" table:formula="of:=RANDBETWEEN(1;1000000)" office:value-type="float" office:value="447137" calcext:value-type="float">
            <text:p>447137</text:p>
          </table:table-cell>
          <table:table-cell table:style-name="ce236" table:formula="of:=RANDBETWEEN(1;1000)*10^(-RANDBETWEEN(1;6))" office:value-type="float" office:value="7.5" calcext:value-type="float">
            <text:p>7,5</text:p>
          </table:table-cell>
          <table:table-cell table:style-name="ce246" table:formula="of:=IF(RANDBETWEEN(1;10)&lt;5;-1;1)*RANDBETWEEN(1;100)" office:value-type="float" office:value="77" calcext:value-type="float">
            <text:p>77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7,5ᴇ77" calcext:value-type="string">
            <text:p>7,5ᴇ77</text:p>
          </table:table-cell>
          <table:table-cell table:style-name="ce276" table:formula="of:=[.H8]*10^[.I8]" office:value-type="float" office:value="7.5E+077" calcext:value-type="float">
            <text:p>7,5E+077</text:p>
          </table:table-cell>
          <table:table-cell table:style-name="ce290" table:formula="of:=RANK([.G8];[.$G$4:.$G$13];0)"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table:style-name="ce58" table:formula="of:=RANDBETWEEN(1;1000000)" office:value-type="float" office:value="806011" calcext:value-type="float">
            <text:p>806011</text:p>
          </table:table-cell>
          <table:table-cell table:style-name="ce98" table:formula="of:=IF(RANDBETWEEN(1;10)&lt;5;RANDBETWEEN(1;999)*10^(RANDBETWEEN(-2;2));RANDBETWEEN(1;99)+RANDBETWEEN(1;99)*10^-2)" office:value-type="float" office:value="2.35" calcext:value-type="float">
            <text:p>2</text:p>
          </table:table-cell>
          <table:table-cell table:style-name="ce109" table:formula="of:=IF(RANDBETWEEN(1;10)&lt;5;-1;1)*RANDBETWEEN(1;100)" office:value-type="float" office:value="11" calcext:value-type="float">
            <text:p>11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2,35ᴇ11" calcext:value-type="string">
            <text:p>2,35ᴇ11</text:p>
          </table:table-cell>
          <table:table-cell table:style-name="ce159" table:formula="of:=[.B9]*10^[.C9]" office:value-type="float" office:value="235000000000" calcext:value-type="float">
            <text:p>235000000000</text:p>
          </table:table-cell>
          <table:table-cell table:style-name="ce198" table:formula="of:=RANK([.A9];[.$A$4:.$A$13];0)" office:value-type="float" office:value="3" calcext:value-type="float">
            <text:p>3</text:p>
          </table:table-cell>
          <table:table-cell table:style-name="ce224" table:formula="of:=RANDBETWEEN(1;1000000)" office:value-type="float" office:value="959450" calcext:value-type="float">
            <text:p>959450</text:p>
          </table:table-cell>
          <table:table-cell table:style-name="ce236" table:formula="of:=RANDBETWEEN(1;1000)*10^(-RANDBETWEEN(1;6))" office:value-type="float" office:value="6.29" calcext:value-type="float">
            <text:p>6,29</text:p>
          </table:table-cell>
          <table:table-cell table:style-name="ce247" table:formula="of:=IF(RANDBETWEEN(1;10)&lt;5;-1;1)*RANDBETWEEN(1;100)" office:value-type="float" office:value="2" calcext:value-type="float">
            <text:p>2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6,29ᴇ2" calcext:value-type="string">
            <text:p>6,29ᴇ2</text:p>
          </table:table-cell>
          <table:table-cell table:style-name="ce281" table:formula="of:=[.H9]*10^[.I9]" office:value-type="float" office:value="629" calcext:value-type="float">
            <text:p>629</text:p>
          </table:table-cell>
          <table:table-cell table:style-name="ce291" table:formula="of:=RANK([.G9];[.$G$4:.$G$13];0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59" table:formula="of:=RANDBETWEEN(1;1000000)" office:value-type="float" office:value="424713" calcext:value-type="float">
            <text:p>424713</text:p>
          </table:table-cell>
          <table:table-cell table:style-name="ce99" table:formula="of:=IF(RANDBETWEEN(1;10)&lt;5;RANDBETWEEN(1;999)*10^(RANDBETWEEN(-2;2));RANDBETWEEN(1;99)+RANDBETWEEN(1;99)*10^-2)" office:value-type="float" office:value="53.03" calcext:value-type="float">
            <text:p>53</text:p>
          </table:table-cell>
          <table:table-cell table:style-name="ce110" table:formula="of:=IF(RANDBETWEEN(1;10)&lt;5;-1;1)*RANDBETWEEN(1;100)" office:value-type="float" office:value="99" calcext:value-type="float">
            <text:p>99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53,03ᴇ99" calcext:value-type="string">
            <text:p>53,03ᴇ99</text:p>
          </table:table-cell>
          <table:table-cell table:style-name="ce160" table:formula="of:=[.B10]*10^[.C10]" office:value-type="float" office:value="5.303E+100" calcext:value-type="float">
            <text:p>5,303E+100</text:p>
          </table:table-cell>
          <table:table-cell table:style-name="ce208" table:formula="of:=RANK([.A10];[.$A$4:.$A$13];0)" office:value-type="float" office:value="5" calcext:value-type="float">
            <text:p>5</text:p>
          </table:table-cell>
          <table:table-cell table:style-name="ce225" table:formula="of:=RANDBETWEEN(1;1000000)" office:value-type="float" office:value="359288" calcext:value-type="float">
            <text:p>359288</text:p>
          </table:table-cell>
          <table:table-cell table:style-name="ce236" table:formula="of:=RANDBETWEEN(1;1000)*10^(-RANDBETWEEN(1;6))" office:value-type="float" office:value="21.4" calcext:value-type="float">
            <text:p>21,4</text:p>
          </table:table-cell>
          <table:table-cell table:style-name="ce248" table:formula="of:=IF(RANDBETWEEN(1;10)&lt;5;-1;1)*RANDBETWEEN(1;100)" office:value-type="float" office:value="81" calcext:value-type="float">
            <text:p>81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21,4ᴇ81" calcext:value-type="string">
            <text:p>21,4ᴇ81</text:p>
          </table:table-cell>
          <table:table-cell table:style-name="ce282" table:formula="of:=[.H10]*10^[.I10]" office:value-type="float" office:value="2.14E+082" calcext:value-type="float">
            <text:p>2,14E+082</text:p>
          </table:table-cell>
          <table:table-cell table:style-name="ce292" table:formula="of:=RANK([.G10];[.$G$4:.$G$13];0)" office:value-type="float" office:value="7" calcext:value-type="float">
            <text:p>7</text:p>
          </table:table-cell>
          <table:table-cell table:number-columns-repeated="1012"/>
        </table:table-row>
        <table:table-row table:style-name="ro3">
          <table:table-cell table:style-name="ce60" table:formula="of:=RANDBETWEEN(1;1000000)" office:value-type="float" office:value="939447" calcext:value-type="float">
            <text:p>939447</text:p>
          </table:table-cell>
          <table:table-cell table:style-name="ce100" table:formula="of:=IF(RANDBETWEEN(1;10)&lt;5;RANDBETWEEN(1;999)*10^(RANDBETWEEN(-2;2));RANDBETWEEN(1;99)+RANDBETWEEN(1;99)*10^-2)" office:value-type="float" office:value="3.62" calcext:value-type="float">
            <text:p>4</text:p>
          </table:table-cell>
          <table:table-cell table:style-name="ce111" table:formula="of:=IF(RANDBETWEEN(1;10)&lt;5;-1;1)*RANDBETWEEN(1;100)" office:value-type="float" office:value="9" calcext:value-type="float">
            <text:p>9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3,62ᴇ9" calcext:value-type="string">
            <text:p>3,62ᴇ9</text:p>
          </table:table-cell>
          <table:table-cell table:style-name="ce161" table:formula="of:=[.B11]*10^[.C11]" office:value-type="float" office:value="3620000000" calcext:value-type="float">
            <text:p>3620000000</text:p>
          </table:table-cell>
          <table:table-cell table:style-name="ce214" table:formula="of:=RANK([.A11];[.$A$4:.$A$13];0)" office:value-type="float" office:value="1" calcext:value-type="float">
            <text:p>1</text:p>
          </table:table-cell>
          <table:table-cell table:style-name="ce226" table:formula="of:=RANDBETWEEN(1;1000000)" office:value-type="float" office:value="146529" calcext:value-type="float">
            <text:p>146529</text:p>
          </table:table-cell>
          <table:table-cell table:style-name="ce236" table:formula="of:=RANDBETWEEN(1;1000)*10^(-RANDBETWEEN(1;6))" office:value-type="float" office:value="78.5" calcext:value-type="float">
            <text:p>78,5</text:p>
          </table:table-cell>
          <table:table-cell table:style-name="ce253" table:formula="of:=IF(RANDBETWEEN(1;10)&lt;5;-1;1)*RANDBETWEEN(1;100)" office:value-type="float" office:value="81" calcext:value-type="float">
            <text:p>81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78,5ᴇ81" calcext:value-type="string">
            <text:p>78,5ᴇ81</text:p>
          </table:table-cell>
          <table:table-cell table:style-name="ce283" table:formula="of:=[.H11]*10^[.I11]" office:value-type="float" office:value="7.85E+082" calcext:value-type="float">
            <text:p>7,85E+082</text:p>
          </table:table-cell>
          <table:table-cell table:style-name="ce293" table:formula="of:=RANK([.G11];[.$G$4:.$G$13];0)" office:value-type="float" office:value="9" calcext:value-type="float">
            <text:p>9</text:p>
          </table:table-cell>
          <table:table-cell table:number-columns-repeated="1012"/>
        </table:table-row>
        <table:table-row table:style-name="ro3">
          <table:table-cell table:style-name="ce61" table:formula="of:=RANDBETWEEN(1;1000000)" office:value-type="float" office:value="321105" calcext:value-type="float">
            <text:p>321105</text:p>
          </table:table-cell>
          <table:table-cell table:style-name="ce101" table:formula="of:=IF(RANDBETWEEN(1;10)&lt;5;RANDBETWEEN(1;999)*10^(RANDBETWEEN(-2;2));RANDBETWEEN(1;99)+RANDBETWEEN(1;99)*10^-2)" office:value-type="float" office:value="94" calcext:value-type="float">
            <text:p>94</text:p>
          </table:table-cell>
          <table:table-cell table:style-name="ce112" table:formula="of:=IF(RANDBETWEEN(1;10)&lt;5;-1;1)*RANDBETWEEN(1;100)" office:value-type="float" office:value="29" calcext:value-type="float">
            <text:p>29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94ᴇ29" calcext:value-type="string">
            <text:p>94ᴇ29</text:p>
          </table:table-cell>
          <table:table-cell table:style-name="ce165" table:formula="of:=[.B12]*10^[.C12]" office:value-type="float" office:value="9.4E+030" calcext:value-type="float">
            <text:p>9,4E+030</text:p>
          </table:table-cell>
          <table:table-cell table:style-name="ce216" table:formula="of:=RANK([.A12];[.$A$4:.$A$13];0)" office:value-type="float" office:value="8" calcext:value-type="float">
            <text:p>8</text:p>
          </table:table-cell>
          <table:table-cell table:style-name="ce227" table:formula="of:=RANDBETWEEN(1;1000000)" office:value-type="float" office:value="734820" calcext:value-type="float">
            <text:p>734820</text:p>
          </table:table-cell>
          <table:table-cell table:style-name="ce236" table:formula="of:=RANDBETWEEN(1;1000)*10^(-RANDBETWEEN(1;6))" office:value-type="float" office:value="0.0829" calcext:value-type="float">
            <text:p>0,0829</text:p>
          </table:table-cell>
          <table:table-cell table:style-name="ce254" table:formula="of:=IF(RANDBETWEEN(1;10)&lt;5;-1;1)*RANDBETWEEN(1;100)" office:value-type="float" office:value="74" calcext:value-type="float">
            <text:p>74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0,0829ᴇ74" calcext:value-type="string">
            <text:p>0,0829ᴇ74</text:p>
          </table:table-cell>
          <table:table-cell table:style-name="ce284" table:formula="of:=[.H12]*10^[.I12]" office:value-type="float" office:value="8.29E+072" calcext:value-type="float">
            <text:p>8,29E+072</text:p>
          </table:table-cell>
          <table:table-cell table:style-name="ce294" table:formula="of:=RANK([.G12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64" table:formula="of:=RANDBETWEEN(1;1000000)" office:value-type="float" office:value="895720" calcext:value-type="float">
            <text:p>895720</text:p>
          </table:table-cell>
          <table:table-cell table:style-name="ce102" table:formula="of:=IF(RANDBETWEEN(1;10)&lt;5;RANDBETWEEN(1;999)*10^(RANDBETWEEN(-2;2));RANDBETWEEN(1;99)+RANDBETWEEN(1;99)*10^-2)" office:value-type="float" office:value="99.92" calcext:value-type="float">
            <text:p>100</text:p>
          </table:table-cell>
          <table:table-cell table:style-name="ce113" table:formula="of:=IF(RANDBETWEEN(1;10)&lt;5;-1;1)*RANDBETWEEN(1;100)" office:value-type="float" office:value="51" calcext:value-type="float">
            <text:p>51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99,92ᴇ51" calcext:value-type="string">
            <text:p>99,92ᴇ51</text:p>
          </table:table-cell>
          <table:table-cell table:style-name="ce166" table:formula="of:=[.B13]*10^[.C13]" office:value-type="float" office:value="9.992E+052" calcext:value-type="float">
            <text:p>9,992E+052</text:p>
          </table:table-cell>
          <table:table-cell table:style-name="ce217" table:formula="of:=RANK([.A13];[.$A$4:.$A$13];0)" office:value-type="float" office:value="2" calcext:value-type="float">
            <text:p>2</text:p>
          </table:table-cell>
          <table:table-cell table:style-name="ce233" table:formula="of:=RANDBETWEEN(1;1000000)" office:value-type="float" office:value="746113" calcext:value-type="float">
            <text:p>746113</text:p>
          </table:table-cell>
          <table:table-cell table:style-name="ce236" table:formula="of:=RANDBETWEEN(1;1000)*10^(-RANDBETWEEN(1;6))" office:value-type="float" office:value="0.0485" calcext:value-type="float">
            <text:p>0,0485</text:p>
          </table:table-cell>
          <table:table-cell table:style-name="ce256" table:formula="of:=IF(RANDBETWEEN(1;10)&lt;5;-1;1)*RANDBETWEEN(1;100)" office:value-type="float" office:value="-72" calcext:value-type="float">
            <text:p>-72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0,0485ᴇ(-72)" calcext:value-type="string">
            <text:p>0,0485ᴇ(-72)</text:p>
          </table:table-cell>
          <table:table-cell table:style-name="ce285" table:formula="of:=[.H13]*10^[.I13]" office:value-type="float" office:value="4.85E-074" calcext:value-type="float">
            <text:p>4,85E-74</text:p>
          </table:table-cell>
          <table:table-cell table:style-name="ce295" table:formula="of:=RANK([.G13];[.$G$4:.$G$13];0)"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14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55"/>
          <table:table-cell table:number-columns-repeated="102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4:Données.B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4:Données.C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4:Données.D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4:Données.E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4:Données.F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4:Données.G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4:Données.I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4:Données.J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4:Données.K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4:Données.L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5:Données.A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5:Données.B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5:Données.C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5:Données.D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5:Données.E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5:Données.F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5:Données.G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5:Données.I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5:Données.J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5:Données.K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5:Données.L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6:Données.C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6:Données.D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6:Données.E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6:Données.F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6:Données.G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6:Données.I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6:Données.J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6:Données.K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6:Données.L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7:Données.A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7:Données.B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7:Données.C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7:Données.D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7:Données.E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7:Données.F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7:Données.G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7:Données.I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7:Données.J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7:Données.K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7:Données.L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8:Données.A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8:Données.B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8:Données.C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8:Données.D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8:Données.E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8:Données.F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8:Données.G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8:Données.I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8:Données.J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8:Données.K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8:Données.L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9:Données.A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9:Données.B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9:Données.C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9:Données.D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9:Données.E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9:Données.F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9:Données.G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9:Données.I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9:Données.J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9:Données.K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9:Données.L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0:Données.A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0:Données.B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0:Données.C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0:Données.D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0:Données.E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0:Données.F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0:Données.G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0:Données.I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0:Données.J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0:Données.K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0:Données.L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1:Données.A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1:Données.B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1:Données.C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1:Données.D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1:Données.E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1:Données.F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1:Données.G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1:Données.I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1:Données.J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1:Données.K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1:Données.L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2:Données.A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2:Données.B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2:Données.C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2:Données.D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2:Données.E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2:Données.F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2:Données.G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2:Données.I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2:Données.J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2:Données.K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2:Données.L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3:Données.A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3:Données.B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3:Données.C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3:Données.D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3:Données.E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3:Données.F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3:Données.G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3:Données.I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3:Données.J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3:Données.K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3:Données.L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10">
      <number:number number:decimal-places="9" loext:min-decimal-places="0" number:min-integer-digits="1" number:decimal-replacement="" number:grouping="true"/>
    </number:number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number-style style:name="N114">
      <number:text>M</number:text>
      <number:number number:decimal-places="0" loext:min-decimal-places="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0"/>
      <number:text> / 3</number:text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08:12:25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5-30T08:12:55.299000000</dc:date>
    <meta:editing-duration>P2DT18H53M29S</meta:editing-duration>
    <meta:editing-cycles>738</meta:editing-cycles>
    <meta:generator>LibreOffice/6.1.6.3$Windows_X86_64 LibreOffice_project/5896ab1714085361c45cf540f76f60673dd96a72</meta:generator>
    <meta:print-date>2018-05-17T16:14:04.496000000</meta:print-date>
    <meta:document-statistic meta:table-count="3" meta:cell-count="265" meta:object-count="6"/>
  </office:meta>
</office:document-meta>
</file>